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uda" svg:font-family="Garud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top" draw:auto-grow-height="false"/>
    </style:style>
    <style:style style:name="gr2" style:family="graphic" style:parent-style-name="standard">
      <style:graphic-properties draw:fill-color="#cccccc" draw:textarea-horizontal-align="justify" draw:textarea-vertical-align="top" draw:auto-grow-height="false"/>
    </style:style>
    <style:style style:name="gr3" style:family="graphic" style:parent-style-name="standard">
      <style:graphic-properties draw:textarea-horizontal-align="justify" draw:textarea-vertical-align="top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01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5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06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47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6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475cm"/>
    </style:style>
    <style:style style:name="gr10" style:family="graphic" style:parent-style-name="Default_5f_1">
      <style:graphic-properties draw:fill-color="#e6e6e6" draw:textarea-horizontal-align="justify" draw:textarea-vertical-align="top" draw:auto-grow-height="false" fo:min-height="7.751cm" fo:min-width="14.994cm"/>
    </style:style>
    <style:style style:name="gr11" style:family="graphic" style:parent-style-name="Default_5f_1">
      <style:graphic-properties draw:fill-color="#cccccc" draw:textarea-horizontal-align="justify" draw:textarea-vertical-align="top" draw:auto-grow-height="false" fo:min-height="5.338cm" fo:min-width="9.279cm"/>
    </style:style>
    <style:style style:name="gr12" style:family="graphic" style:parent-style-name="Default_5f_1">
      <style:graphic-properties draw:textarea-horizontal-align="justify" draw:textarea-vertical-align="top" draw:auto-grow-height="false" fo:min-height="2.925cm" fo:min-width="3.691cm"/>
    </style:style>
    <style:style style:name="gr13" style:family="graphic" style:parent-style-name="objectwithoutfill">
      <style:graphic-properties draw:stroke="dash" draw:stroke-dash="Ultrafine_20_Dashed" draw:fill="none" draw:textarea-vertical-align="middle"/>
    </style:style>
    <style:style style:name="gr14" style:family="graphic" style:parent-style-name="Default_5f_1">
      <style:graphic-properties draw:stroke="none" svg:stroke-color="#000000" draw:fill="none" draw:fill-color="#ffffff" fo:min-height="1.016cm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8cm" fo:min-width="0.599cm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8cm" fo:min-width="1.069cm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8cm" fo:min-width="0.472cm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8cm" fo:min-width="1.755cm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8cm" fo:min-width="1.255cm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8cm" fo:min-width="1.632cm"/>
    </style:style>
    <style:style style:name="gr2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8cm" fo:min-width="1.475cm"/>
    </style:style>
    <style:style style:name="P1" style:family="paragraph">
      <style:paragraph-properties fo:text-align="center"/>
    </style:style>
    <style:style style:name="P2" style:family="paragraph">
      <loext:graphic-properties draw:fill-color="#e6e6e6"/>
      <style:paragraph-properties fo:text-align="center"/>
      <style:text-properties style:font-name="Garuda" fo:font-weight="bold" style:font-weight-asian="bold" style:font-weight-complex="bold"/>
    </style:style>
    <style:style style:name="P3" style:family="paragraph">
      <loext:graphic-properties draw:fill-color="#cccccc"/>
      <style:paragraph-properties fo:text-align="center"/>
      <style:text-properties style:font-name="Garuda" fo:font-weight="bold" style:font-weight-asian="bold" style:font-weight-complex="bold"/>
    </style:style>
    <style:style style:name="P4" style:family="paragraph">
      <style:paragraph-properties fo:text-align="center"/>
      <style:text-properties style:font-name="Garuda"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6pt" style:font-size-asian="18pt" style:font-size-complex="1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-color="#e6e6e6"/>
      <style:paragraph-properties fo:text-align="center"/>
      <style:text-properties style:font-name="Garuda" fo:font-size="18pt" fo:font-weight="bold" style:font-weight-asian="bold" style:font-weight-complex="bold"/>
    </style:style>
    <style:style style:name="P9" style:family="paragraph">
      <loext:graphic-properties draw:fill-color="#cccccc"/>
      <style:paragraph-properties fo:text-align="center"/>
      <style:text-properties style:font-name="Garuda" fo:font-size="18pt" fo:font-weight="bold" style:font-weight-asian="bold" style:font-weight-complex="bold"/>
    </style:style>
    <style:style style:name="P10" style:family="paragraph">
      <style:paragraph-properties fo:text-align="center"/>
      <style:text-properties style:font-name="Garuda" fo:font-size="18pt"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style:text-properties fo:font-size="16pt"/>
    </style:style>
    <style:style style:name="T1" style:family="text">
      <style:text-properties style:font-name="Garuda" fo:font-weight="bold" style:font-weight-asian="bold" style:font-weight-complex="bold"/>
    </style:style>
    <style:style style:name="T2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494cm" svg:height="8.001cm" svg:x="3.159cm" svg:y="2.778cm">
          <text:p text:style-name="P1"><text:span text:style-name="T1">Java Typ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779cm" svg:height="5.588cm" svg:x="8.239cm" svg:y="4.556cm">
          <text:p text:style-name="P1"><text:span text:style-name="T1">Class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191cm" svg:height="3.175cm" svg:x="3.413cm" svg:y="6.726cm">
          <text:p text:style-name="P1"><text:span text:style-name="T1">Primitives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524cm" svg:height="1.266cm" svg:x="-8.017cm" svg:y="9.001cm">
          <draw:text-box>
            <text:p>int</text:p>
          </draw:text-box>
        </draw:frame>
        <draw:frame draw:style-name="gr5" draw:text-style-name="P6" draw:layer="layout" svg:width="1.099cm" svg:height="0.886cm" svg:x="3.921cm" svg:y="8.25cm">
          <draw:text-box>
            <text:p><text:span text:style-name="T2">int</text:span></text:p>
          </draw:text-box>
        </draw:frame>
        <draw:frame draw:style-name="gr6" draw:text-style-name="P6" draw:layer="layout" svg:width="1.569cm" svg:height="0.886cm" svg:x="5.269cm" svg:y="8.758cm">
          <draw:text-box>
            <text:p><text:span text:style-name="T2">float</text:span></text:p>
          </draw:text-box>
        </draw:frame>
        <draw:frame draw:style-name="gr7" draw:text-style-name="P6" draw:layer="layout" svg:width="0.972cm" svg:height="0.886cm" svg:x="5.299cm" svg:y="7.669cm">
          <draw:text-box>
            <text:p><text:span text:style-name="T2">...</text:span></text:p>
          </draw:text-box>
        </draw:frame>
        <draw:frame draw:style-name="gr8" draw:text-style-name="P6" draw:layer="layout" svg:width="2.132cm" svg:height="0.886cm" svg:x="9.851cm" svg:y="6.588cm">
          <draw:text-box>
            <text:p><text:span text:style-name="T2">Object</text:span></text:p>
          </draw:text-box>
        </draw:frame>
        <draw:frame draw:style-name="gr9" draw:text-style-name="P6" draw:layer="layout" svg:width="1.975cm" svg:height="0.886cm" svg:x="11.551cm" svg:y="7.912cm">
          <draw:text-box>
            <text:p><text:span text:style-name="T2">String</text:span></text:p>
          </draw:text-box>
        </draw:frame>
        <draw:frame draw:style-name="gr7" draw:text-style-name="P6" draw:layer="layout" svg:width="0.972cm" svg:height="0.886cm" svg:x="16.113cm" svg:y="5.245cm">
          <draw:text-box>
            <text:p><text:span text:style-name="T2">...</text:span></text:p>
          </draw:text-box>
        </draw:frame>
        <draw:frame draw:style-name="gr9" draw:text-style-name="P6" draw:layer="layout" svg:width="2.509cm" svg:height="0.886cm" svg:x="14.352cm" svg:y="6.712cm">
          <draw:text-box>
            <text:p><text:span text:style-name="T2">Point2D</text:span></text:p>
          </draw:text-box>
        </draw:frame>
        <draw:frame draw:style-name="gr9" draw:text-style-name="P6" draw:layer="layout" svg:width="2.509cm" svg:height="0.886cm" svg:x="14.353cm" svg:y="6.712cm">
          <draw:text-box>
            <text:p><text:span text:style-name="T2">Point2D</text:span></text:p>
          </draw:text-box>
        </draw:frame>
      </draw:page>
      <draw:page draw:name="page2" draw:style-name="dp1" draw:master-page-name="Default">
        <draw:custom-shape draw:style-name="gr10" draw:text-style-name="P8" draw:layer="layout" svg:width="15.494cm" svg:height="8.001cm" svg:x="3.159cm" svg:y="2.778cm">
          <text:p text:style-name="P7"><text:span text:style-name="T1">Java Types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9.779cm" svg:height="5.588cm" svg:x="8.239cm" svg:y="4.556cm">
          <text:p text:style-name="P7"><text:span text:style-name="T1">Class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4.191cm" svg:height="3.175cm" svg:x="3.413cm" svg:y="6.726cm">
          <text:p text:style-name="P7"><text:span text:style-name="T1">Primitiv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4.191cm" svg:height="3.175cm" svg:x="8.914cm" svg:y="6.727cm">
          <text:p text:style-name="P7"><text:span text:style-name="T1">Wrappers</text:span></text:p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7.604cm" svg:y1="8.377cm" svg:x2="8.874cm" svg:y2="8.377cm">
          <text:p/>
        </draw:line>
        <draw:frame draw:style-name="gr14" draw:text-style-name="P13" draw:layer="layout" svg:width="1.524cm" svg:height="1.266cm" svg:x="-8.017cm" svg:y="9.001cm">
          <draw:text-box>
            <text:p text:style-name="P12">int</text:p>
          </draw:text-box>
        </draw:frame>
        <draw:frame draw:style-name="gr15" draw:text-style-name="P6" draw:layer="layout" svg:width="1.099cm" svg:height="0.886cm" svg:x="3.921cm" svg:y="8.25cm">
          <draw:text-box>
            <text:p text:style-name="P14"><text:span text:style-name="T2">int</text:span></text:p>
          </draw:text-box>
        </draw:frame>
        <draw:frame draw:style-name="gr16" draw:text-style-name="P6" draw:layer="layout" svg:width="1.569cm" svg:height="0.886cm" svg:x="5.269cm" svg:y="8.758cm">
          <draw:text-box>
            <text:p text:style-name="P14"><text:span text:style-name="T2">float</text:span></text:p>
          </draw:text-box>
        </draw:frame>
        <draw:frame draw:style-name="gr17" draw:text-style-name="P6" draw:layer="layout" svg:width="0.972cm" svg:height="0.886cm" svg:x="5.299cm" svg:y="7.669cm">
          <draw:text-box>
            <text:p text:style-name="P14"><text:span text:style-name="T2">...</text:span></text:p>
          </draw:text-box>
        </draw:frame>
        <draw:frame draw:style-name="gr18" draw:text-style-name="P6" draw:layer="layout" svg:width="2.255cm" svg:height="0.886cm" svg:x="8.821cm" svg:y="8.251cm">
          <draw:text-box>
            <text:p text:style-name="P14"><text:span text:style-name="T2">Integer</text:span></text:p>
          </draw:text-box>
        </draw:frame>
        <draw:frame draw:style-name="gr19" draw:text-style-name="P6" draw:layer="layout" svg:width="1.755cm" svg:height="0.886cm" svg:x="10.869cm" svg:y="8.859cm">
          <draw:text-box>
            <text:p text:style-name="P14"><text:span text:style-name="T2">Float</text:span></text:p>
          </draw:text-box>
        </draw:frame>
        <draw:frame draw:style-name="gr17" draw:text-style-name="P6" draw:layer="layout" svg:width="0.972cm" svg:height="0.886cm" svg:x="10.799cm" svg:y="7.67cm">
          <draw:text-box>
            <text:p text:style-name="P14"><text:span text:style-name="T2">...</text:span></text:p>
          </draw:text-box>
        </draw:frame>
        <draw:frame draw:style-name="gr20" draw:text-style-name="P6" draw:layer="layout" svg:width="2.132cm" svg:height="0.886cm" svg:x="13.651cm" svg:y="6.588cm">
          <draw:text-box>
            <text:p text:style-name="P14"><text:span text:style-name="T2">Object</text:span></text:p>
          </draw:text-box>
        </draw:frame>
        <draw:frame draw:style-name="gr21" draw:text-style-name="P6" draw:layer="layout" svg:width="1.975cm" svg:height="0.886cm" svg:x="15.351cm" svg:y="7.912cm">
          <draw:text-box>
            <text:p text:style-name="P14"><text:span text:style-name="T2">String</text:span></text:p>
          </draw:text-box>
        </draw:frame>
        <draw:frame draw:style-name="gr17" draw:text-style-name="P6" draw:layer="layout" svg:width="0.972cm" svg:height="0.886cm" svg:x="16.113cm" svg:y="5.245cm">
          <draw:text-box>
            <text:p text:style-name="P14"><text:span text:style-name="T2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uda" svg:font-family="Garud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1T12:27:59</meta:creation-date>
    <dc:date>2017-09-12T15:40:58.855351810</dc:date>
    <meta:editing-duration>PT7S</meta:editing-duration>
    <meta:editing-cycles>4</meta:editing-cycles>
    <meta:generator>LibreOffice/4.4.3.2$Linux_X86_64 LibreOffice_project/40m0$Build-2</meta:generator>
    <meta:document-statistic meta:object-count="27"/>
  </office:meta>
</office:document-meta>
</file>